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R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Controller.getHtt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postForm( @ ModelAttribute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Controller.postPartToConvert( @ RequestPart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Controller.postHttpEntity( HttpEntity &lt; Request &gt;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HttpEntit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lerMappingReflectiveProcessorTests.registerReflectiveHintsForMethodReturningHtt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Rest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post( @ RequestBody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RawHttpEntit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Controller.postRawHttpEntity( Http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appingReflectiveProcessorTests.registerReflectiveHintsForMethodWithPartTo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lerMappingReflectiveProcessorTests.registerReflectiveHintsForMethodReturningRawHtt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.Respon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appingReflectiveProcessorTests.registerReflectiveHintsForClassWi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Controller.getRawHtt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